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c637c" officeooo:paragraph-rsid="000c637c"/>
    </style:style>
    <style:style style:name="P2" style:family="paragraph" style:parent-style-name="Standard">
      <style:paragraph-properties fo:text-align="center" style:justify-single-word="false"/>
      <style:text-properties officeooo:rsid="000c637c" officeooo:paragraph-rsid="000c637c"/>
    </style:style>
    <style:style style:name="P3" style:family="paragraph" style:parent-style-name="Standard">
      <style:paragraph-properties fo:text-align="start" style:justify-single-word="false"/>
      <style:text-properties officeooo:rsid="000c637c" officeooo:paragraph-rsid="000c637c"/>
    </style:style>
    <style:style style:name="P4" style:family="paragraph" style:parent-style-name="Standard">
      <style:paragraph-properties fo:text-align="start" style:justify-single-word="false"/>
      <style:text-properties officeooo:paragraph-rsid="000c637c"/>
    </style:style>
    <style:style style:name="P5" style:family="paragraph" style:parent-style-name="Standard">
      <style:paragraph-properties fo:text-align="start" style:justify-single-word="false"/>
      <style:text-properties officeooo:paragraph-rsid="000e942c"/>
    </style:style>
    <style:style style:name="P6" style:family="paragraph" style:parent-style-name="Standard">
      <style:paragraph-properties fo:text-align="start" style:justify-single-word="false"/>
      <style:text-properties officeooo:rsid="000e942c" officeooo:paragraph-rsid="000e942c"/>
    </style:style>
    <style:style style:name="P7" style:family="paragraph" style:parent-style-name="Standard">
      <style:paragraph-properties fo:text-align="start" style:justify-single-word="false" style:writing-mode="lr-tb"/>
      <style:text-properties officeooo:paragraph-rsid="000e942c"/>
    </style:style>
    <style:style style:name="T1" style:family="text">
      <style:text-properties officeooo:rsid="000c637c"/>
    </style:style>
    <style:style style:name="T2" style:family="text">
      <style:text-properties fo:font-weight="bold" officeooo:rsid="000c637c" style:font-weight-asian="bold" style:font-weight-complex="bold"/>
    </style:style>
    <style:style style:name="T3" style:family="text">
      <style:text-properties fo:font-weight="normal" officeooo:rsid="000e942c" style:font-weight-asian="normal" style:font-weight-complex="normal"/>
    </style:style>
    <style:style style:name="T4" style:family="text">
      <style:text-properties officeooo:rsid="00100c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Rezzonico</text:p>
      <text:p text:style-name="P1">CS 455</text:p>
      <text:p text:style-name="P1">22 February 2019</text:p>
      <text:p text:style-name="P1"/>
      <text:p text:style-name="P2">Homework 1: Writing Component</text:p>
      <text:p text:style-name="P2"/>
      <text:p text:style-name="P4"><text:span text:style-name="T1">1) <text:s/></text:span>What was the biggest challenge that you encountered in this assignment? Note: The challenges should relate to design decisions and algorithmic choices and not so much to do with unfamiliarity with programming elements such as sockets, etc. <text:span text:style-name="T1">[300-350]</text:span></text:p>
      <text:p text:style-name="P4"/>
      <text:p text:style-name="P5"><text:span text:style-name="T1">The biggest issue that I faced when I was developing my implementation of the overlay was trying to figure out how I could manipulate the Register Request event to work for both when the Messaging node tries to connect to the Registry and when the Messaging node tries to connect to another peer Messaging node. <text:s/></text:span></text:p>
      <text:p text:style-name="P5"/>
      <text:p text:style-name="P7"><text:span text:style-name="T1">When I connect the Messaging node to the Registry, once the server thread accepts the connection, it takes the socket and creates a TCPRegularSocket which is used to help manage the data input and output streams in a class managed socket. <text:s/>This regular socket is added to the Registry’s HashMap using the regular sockets Ip:portnumber as the key tied to the actual regular socket. <text:s/>From the receiving thread, it places the event into an event queue thread that is responsible for calling the resolve method on the event. From here the event would add the IP and port number from the register request and would check in another table called ServerToRegular Hashmap to see if the ip:port key was present in the table. If it wasn’t in the table then the event would add to the </text:span><text:span text:style-name="T2">Registery’s </text:span><text:span text:style-name="T3">ServerToRegular Map the IP:port of the request to the regular sockets IP:port.</text:span></text:p>
      <text:p text:style-name="P3"/>
      <text:p text:style-name="P6">The issue that I had is that I wanted to use the same functionality to register the peer node in the overlay using the same message, but with some modifications in the request. <text:s/>In the Register Request I added a<text:span text:style-name="T4">n integer</text:span> field <text:span text:style-name="T4">that specified the origin the request whether the Messaging node was trying to connect to the Registry or to another peer Messaging node. </text:span></text:p>
      <text:p text:style-name="P3"/>
      <text:p text:style-name="P4"><text:span text:style-name="T1">2) <text:s/></text:span>If you had an opportunity to redesign your implementation, how would you go about doing this and why? <text:span text:style-name="T1">[300-350]</text:span></text:p>
      <text:p text:style-name="P3"/>
      <text:p text:style-name="P3"/>
      <text:p text:style-name="P3"/>
      <text:p text:style-name="P4"><text:span text:style-name="T1">3) <text:s/></text:span>Consider the case where the link weights of the overlay are constantly changing and you are routing UDP packets. How would you make sure that your routing reflects the current state of the links i.e. by taking alternate routes to destinations. Your response does not need to account for restrictions that were specified for the programming component. <text:span text:style-name="T1">[300-350]</text:span></text:p>
      <text:p text:style-name="P3"/>
      <text:p text:style-name="P3"/>
      <text:p text:style-name="P3"/>
      <text:p text:style-name="P4"><text:span text:style-name="T1">4) <text:s/></text:span>Did you really need a routing plan per-message? Please explain. Contrast the efficiency of using a routing plan per-message if the weights are changing constantly, and the routes continually updated? <text:span text:style-name="T1">[300-400]</text:span></text:p>
      <text:p text:style-name="P3"/>
      <text:p text:style-name="P3"/>
      <text:p text:style-name="P3"/>
      <text:p text:style-name="P4"><text:soft-page-break/><text:span text:style-name="T1">5) <text:s/></text:span>Let’s say you built a Minimum Spanning Tree (MST) connecting the nodes within the overlay. The link weights were based on a metric that accounted for the throughput of the links and the typical loss rates for UDP packets. Contrast the efficiency of the dissemination scheme where you are constrained to using the MST versus the scheme that entails using Dijkstra’s shortest path. <text:span text:style-name="T1">[300-4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2:32:07.312681821</meta:creation-date>
    <dc:date>2019-02-21T13:17:48.667365003</dc:date>
    <meta:editing-duration>PT7M</meta:editing-duration>
    <meta:editing-cycles>1</meta:editing-cycles>
    <meta:document-statistic meta:table-count="0" meta:image-count="0" meta:object-count="0" meta:page-count="2" meta:paragraph-count="12" meta:word-count="495" meta:character-count="2948" meta:non-whitespace-character-count="2454"/>
    <meta:generator>LibreOffice/6.0.7.3.0$Linux_X86_64 LibreOffice_project/00$Build-3</meta:generator>
  </office:meta>
</office:document-meta>
</file>